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36cm" fo:min-width="2.191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65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743cm" svg:height="0.838cm" svg:x="3.311cm" svg:y="4.5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3.311cm" svg:y="3.733cm">
          <text:p text:style-name="P1"><text:span text:style-name="T1"/></text:p>
          <text:p text:style-name="P1"><text:span text:style-name="T1">インターネット</text:span></text:p>
          <text:p text:style-name="P1"><text:span text:style-name="T1">プロトコル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3.311cm" svg:y="4.5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3.311cm" svg:y="4.5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3.311cm" svg:y="2.933cm">
          <text:p text:style-name="P1"><text:span text:style-name="T1"/></text:p>
          <text:p text:style-name="P1"><text:span text:style-name="T1">トランスポート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3.311cm" svg:y="2.133cm">
          <text:p text:style-name="P1"><text:span text:style-name="T1"/></text:p>
          <text:p text:style-name="P1"><text:span text:style-name="T1">アプリ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15cm" svg:y1="2.978cm" svg:x2="2.698cm" svg:y2="4.427cm">
          <text:p/>
        </draw:line>
        <draw:line draw:style-name="gr3" draw:text-style-name="P3" draw:layer="layout" svg:x1="6.512cm" svg:y1="2.965cm" svg:x2="6.495cm" svg:y2="4.414cm">
          <text:p/>
        </draw:line>
        <draw:frame draw:style-name="gr4" draw:text-style-name="P5" draw:layer="layout" svg:width="3.21cm" svg:height="0.85cm" svg:x="1.241cm" svg:y="1.312cm">
          <draw:text-box>
            <text:p text:style-name="P4"><text:span text:style-name="T1">下のレイヤーの</text:span></text:p>
            <text:p text:style-name="P4"><text:span text:style-name="T1">サービスを利用する</text:span></text:p>
          </draw:text-box>
        </draw:frame>
        <draw:frame draw:style-name="gr5" draw:text-style-name="P5" draw:layer="layout" svg:width="3.037cm" svg:height="0.908cm" svg:x="4.927cm" svg:y="5.572cm">
          <draw:text-box>
            <text:p text:style-name="P4"><text:span text:style-name="T1">上のレイヤーに</text:span></text:p>
            <text:p text:style-name="P4"><text:span text:style-name="T1">サービスを提供す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00:04:35.849000000</meta:creation-date>
    <dc:date>2018-09-30T00:16:31.013000000</dc:date>
    <meta:editing-duration>PT11M58S</meta:editing-duration>
    <meta:editing-cycles>2</meta:editing-cycles>
    <meta:generator>LibreOffice/5.4.4.2$Windows_X86_64 LibreOffice_project/2524958677847fb3bb44820e40380acbe820f960</meta:generator>
    <meta:document-statistic meta:object-count="10"/>
  </office:meta>
</office:document-meta>
</file>